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</office:automatic-styles>
  <office:body>
    <office:text>
      <text:h text:style-name="Heading_20_1" text:outline-level="1">Module pattern</text:h>
      <text:h text:style-name="Heading_20_2" text:outline-level="2">Dependințe cognitive</text:h>
      <text:list text:style-name="L1">
        <text:list-item>
          <text:p text:style-name="P1">funcții anonime</text:p>
        </text:list-item>
        <text:list-item>
          <text:p text:style-name="P1">Clojures</text:p>
        </text:list-item>
        <text:list-item>
          <text:p text:style-name="P1">Immediately Invoked Function Expressions - IIFE</text:p>
        </text:list-item>
      </text:list>
      <text:h text:style-name="Heading_20_2" text:outline-level="2">Ce face?</text:h>
      <text:p text:style-name="First_20_paragraph">Returnează un obiect</text:p>
      <text:h text:style-name="Heading_20_2" text:outline-level="2">Model</text:h>
      <text:p text:style-name="P2"/>
      <text:p text:style-name="P3">var modul = (function(){</text:p>
      <text:p text:style-name="P4"><text:s text:c="2"/>var obiectIntern = {prop: "ceva"};</text:p>
      <text:p text:style-name="P5"><text:s text:c="2"/>return {</text:p>
      <text:p text:style-name="P6"><text:s text:c="4"/>metodaApelabila: function(){</text:p>
      <text:p text:style-name="P7"><text:s text:c="6"/>console.log(obiectIntern.prop);</text:p>
      <text:p text:style-name="P8"><text:s text:c="4"/>}</text:p>
      <text:p text:style-name="P9"><text:s text:c="2"/>};</text:p>
      <text:p text:style-name="P10">})();</text:p>
      <text:p text:style-name="P11">modul.metodaApelabila(); // =&gt; ceva</text:p>
      <text:h text:style-name="Heading_20_2" text:outline-level="2">Analiză</text:h>
      <text:h text:style-name="Heading_20_3" text:outline-level="3">Cerințe petru a avea modelul clasic</text:h>
      <text:list text:style-name="L2">
        <text:list-item>
          <text:p text:style-name="P12">o funcție externă container care să se execute. Nu este neapărat necesar să fie un IIFE.</text:p>
        </text:list-item>
        <text:list-item>
          <text:p text:style-name="P12">una sau mai multe funcții interne, care sunt returnate la apelarea acelei funcții și care realizează un clojure peste scope-ul intern al funcției container.</text:p>
        </text:list-item>
      </text:list>
      <text:p text:style-name="First_20_paragraph">Rezultatul execuției nu este stocat în variailă pentru că funcția anonimă, deja a fost executată. Variabila menține o referință către obiectul returnat.</text:p>
      <text:p text:style-name="Text_20_body">Astfel, pot fi ascunse toate detaliile de implementare și prin returnare (ca în cazul API-urilor), sunt expuse părțile care sunt necesare.</text:p>
      <text:h text:style-name="Heading_20_2" text:outline-level="2">Modelul oferit de Kyle Simpson - urmărește logica unui API.</text:h>
      <text:p text:style-name="P13">var foo = (function(){</text:p>
      <text:p text:style-name="P14"><text:s text:c="2"/>var publicAPI = {</text:p>
      <text:p text:style-name="P15"><text:s text:c="4"/>bar: function(){</text:p>
      <text:p text:style-name="P16"><text:s text:c="6"/>publicAPI.baz();</text:p>
      <text:p text:style-name="P17"><text:s text:c="4"/>},</text:p>
      <text:p text:style-name="P18"><text:s text:c="4"/>baz: function(){</text:p>
      <text:p text:style-name="P19"><text:s text:c="6"/>console.log("baz");</text:p>
      <text:p text:style-name="P20"><text:s text:c="4"/>}</text:p>
      <text:p text:style-name="P21"><text:s text:c="2"/>};</text:p>
      <text:p text:style-name="P22"><text:s text:c="2"/>return publicAPI;</text:p>
      <text:p text:style-name="P23">})();</text:p>
      <text:p text:style-name="P24">foo.bar();</text:p>
      <text:p text:style-name="First_20_paragraph">La momentul rulării acest model permite modificări. Modelul anterior, clasic, nu permite modificări. <text:span text:style-name="T1">foo</text:span> și <text:span text:style-name="T2">publicAPI</text:span> sunt referințe către același obi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